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text-properties officeooo:rsid="0041cbb8" officeooo:paragraph-rsid="0041cbb8"/>
    </style:style>
    <style:style style:name="P2" style:family="paragraph" style:parent-style-name="Footnote">
      <style:text-properties officeooo:rsid="00422c20" officeooo:paragraph-rsid="00422c20"/>
    </style:style>
    <style:style style:name="P3" style:family="paragraph" style:parent-style-name="Footnote">
      <style:text-properties officeooo:rsid="004e7608" officeooo:paragraph-rsid="004e7608"/>
    </style:style>
    <style:style style:name="P4" style:family="paragraph" style:parent-style-name="Standard">
      <style:text-properties fo:language="es" fo:country="VE" officeooo:rsid="0013d7c4" officeooo:paragraph-rsid="0013d7c4"/>
    </style:style>
    <style:style style:name="P5" style:family="paragraph" style:parent-style-name="Standard">
      <style:text-properties fo:language="es" fo:country="VE" officeooo:rsid="002795ea" officeooo:paragraph-rsid="002795ea"/>
    </style:style>
    <style:style style:name="P6" style:family="paragraph" style:parent-style-name="Standard">
      <style:paragraph-properties fo:text-align="justify" style:justify-single-word="false"/>
      <style:text-properties fo:language="es" fo:country="VE" fo:font-style="normal" officeooo:rsid="001a66a1" officeooo:paragraph-rsid="001a66a1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s" fo:country="VE" fo:font-style="normal" officeooo:rsid="0021ff55" officeooo:paragraph-rsid="001fb241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language="es" fo:country="VE" fo:font-style="normal" officeooo:rsid="00247860" officeooo:paragraph-rsid="00247860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VE" fo:font-style="normal" officeooo:rsid="001fb241" officeooo:paragraph-rsid="001fb241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VE" fo:font-style="normal" officeooo:rsid="0026453d" officeooo:paragraph-rsid="0026453d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language="es" fo:country="VE" fo:font-style="normal" officeooo:rsid="0038e2ab" officeooo:paragraph-rsid="0038e2ab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language="es" fo:country="VE" fo:font-style="normal" officeooo:rsid="0038e2ab" officeooo:paragraph-rsid="0038e2ab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language="es" fo:country="VE" fo:font-style="normal" officeooo:rsid="003cf29a" officeooo:paragraph-rsid="003cf29a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language="es" fo:country="VE" fo:font-style="normal" officeooo:rsid="003cf29a" officeooo:paragraph-rsid="003cf29a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language="es" fo:country="VE" fo:font-style="normal" officeooo:rsid="003d8f49" officeooo:paragraph-rsid="003d8f49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fo:language="es" fo:country="VE" fo:font-style="normal" officeooo:rsid="0045ca0c" officeooo:paragraph-rsid="0045ca0c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language="es" fo:country="VE" fo:font-style="normal" officeooo:rsid="0040508b" officeooo:paragraph-rsid="0040508b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language="es" fo:country="VE" fo:font-style="normal" officeooo:rsid="0040508b" officeooo:paragraph-rsid="003cf29a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language="es" fo:country="VE" fo:font-style="normal" officeooo:rsid="004a92d4" officeooo:paragraph-rsid="004a92d4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language="es" fo:country="VE" fo:font-style="normal" officeooo:rsid="00422c20" officeooo:paragraph-rsid="00422c20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language="es" fo:country="VE" fo:font-style="normal" officeooo:rsid="00426767" officeooo:paragraph-rsid="00426767" style:font-style-asian="normal" style:font-style-complex="normal"/>
    </style:style>
    <style:style style:name="P22" style:family="paragraph" style:parent-style-name="Standard">
      <style:paragraph-properties fo:text-align="center" style:justify-single-word="false"/>
      <style:text-properties fo:language="es" fo:country="VE" fo:font-style="normal" officeooo:rsid="00426767" officeooo:paragraph-rsid="00426767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42c642" style:font-style-asian="normal" style:font-style-complex="normal"/>
    </style:style>
    <style:style style:name="P24" style:family="paragraph" style:parent-style-name="Standard">
      <style:paragraph-properties fo:text-align="center" style:justify-single-word="false"/>
      <style:text-properties fo:language="es" fo:country="VE" fo:font-style="normal" officeooo:rsid="0042c642" officeooo:paragraph-rsid="0042c642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language="es" fo:country="VE" fo:font-style="normal" officeooo:rsid="00563385" officeooo:paragraph-rsid="00563385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fo:language="es" fo:country="VE" fo:font-style="normal" officeooo:rsid="00563385" officeooo:paragraph-rsid="00563385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language="es" fo:country="VE" fo:font-style="normal" officeooo:rsid="005b76ff" officeooo:paragraph-rsid="00563385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language="es" fo:country="VE" fo:font-style="normal" officeooo:rsid="0072745d" officeooo:paragraph-rsid="0072745d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language="es" fo:country="VE" fo:font-style="normal" officeooo:rsid="00465536" officeooo:paragraph-rsid="00465536" style:font-style-asian="normal" style:font-style-complex="normal"/>
    </style:style>
    <style:style style:name="P30" style:family="paragraph" style:parent-style-name="Standard">
      <style:paragraph-properties fo:text-align="center" style:justify-single-word="false"/>
      <style:text-properties fo:language="es" fo:country="VE" fo:font-style="normal" officeooo:rsid="00465536" officeooo:paragraph-rsid="00465536" style:font-style-asian="normal" style:font-style-complex="normal"/>
    </style:style>
    <style:style style:name="P31" style:family="paragraph" style:parent-style-name="Standard">
      <style:paragraph-properties fo:text-align="center" style:justify-single-word="false"/>
      <style:text-properties fo:language="es" fo:country="VE" fo:font-style="normal" officeooo:rsid="00465536" officeooo:paragraph-rsid="00908ebc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language="es" fo:country="VE" fo:font-style="normal" officeooo:rsid="008aa347" officeooo:paragraph-rsid="008aa347" style:font-style-asian="normal" style:font-style-complex="normal"/>
    </style:style>
    <style:style style:name="P33" style:family="paragraph" style:parent-style-name="Standard">
      <style:paragraph-properties fo:text-align="center" style:justify-single-word="false"/>
      <style:text-properties fo:language="es" fo:country="VE" fo:font-style="normal" officeooo:rsid="008aa347" officeooo:paragraph-rsid="008aa347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fo:language="es" fo:country="VE" fo:font-style="normal" officeooo:rsid="008c4653" officeooo:paragraph-rsid="008c4653" style:font-style-asian="normal" style:font-style-complex="normal"/>
    </style:style>
    <style:style style:name="P35" style:family="paragraph" style:parent-style-name="Standard">
      <style:paragraph-properties fo:text-align="justify" style:justify-single-word="false"/>
      <style:text-properties fo:language="es" fo:country="VE" fo:font-style="normal" officeooo:rsid="008cfd85" officeooo:paragraph-rsid="008cfd85" style:font-style-asian="normal" style:font-style-complex="normal"/>
    </style:style>
    <style:style style:name="P36" style:family="paragraph" style:parent-style-name="Standard">
      <style:paragraph-properties fo:text-align="center" style:justify-single-word="false"/>
      <style:text-properties fo:language="es" fo:country="VE" fo:font-style="normal" officeooo:rsid="004cf090" officeooo:paragraph-rsid="00908ebc" style:font-style-asian="normal" style:font-style-complex="normal"/>
    </style:style>
    <style:style style:name="P37" style:family="paragraph" style:parent-style-name="Standard">
      <style:paragraph-properties fo:text-align="justify" style:justify-single-word="false"/>
      <style:text-properties fo:language="es" fo:country="VE" fo:font-style="normal" officeooo:rsid="004cf090" officeooo:paragraph-rsid="00908ebc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fo:language="es" fo:country="VE" fo:font-style="normal" officeooo:rsid="004ed735" officeooo:paragraph-rsid="00908ebc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  <style:text-properties fo:language="es" fo:country="VE" fo:font-style="normal" officeooo:rsid="004ed735" officeooo:paragraph-rsid="00912340" style:font-style-asian="normal" style:font-style-complex="normal"/>
    </style:style>
    <style:style style:name="P40" style:family="paragraph" style:parent-style-name="Standard">
      <style:paragraph-properties fo:text-align="center" style:justify-single-word="false"/>
      <style:text-properties fo:language="es" fo:country="VE" fo:font-style="normal" officeooo:rsid="004e7608" officeooo:paragraph-rsid="00908ebc" style:font-style-asian="normal" style:font-style-complex="normal"/>
    </style:style>
    <style:style style:name="P41" style:family="paragraph" style:parent-style-name="Standard">
      <style:paragraph-properties fo:text-align="justify" style:justify-single-word="false"/>
      <style:text-properties fo:language="es" fo:country="VE" fo:font-style="normal" officeooo:rsid="004e7608" officeooo:paragraph-rsid="00908ebc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officeooo:paragraph-rsid="001b1ce9"/>
    </style:style>
    <style:style style:name="P43" style:family="paragraph" style:parent-style-name="Standard">
      <style:paragraph-properties fo:text-align="justify" style:justify-single-word="false"/>
      <style:text-properties officeooo:paragraph-rsid="00422c20"/>
    </style:style>
    <style:style style:name="P44" style:family="paragraph" style:parent-style-name="Standard">
      <style:paragraph-properties fo:text-align="justify" style:justify-single-word="false"/>
      <style:text-properties officeooo:paragraph-rsid="001fb241"/>
    </style:style>
    <style:style style:name="P45" style:family="paragraph" style:parent-style-name="Standard">
      <style:paragraph-properties fo:text-align="justify" style:justify-single-word="false"/>
      <style:text-properties officeooo:rsid="001fb241" officeooo:paragraph-rsid="008592e2"/>
    </style:style>
    <style:style style:name="P46" style:family="paragraph" style:parent-style-name="Standard">
      <style:paragraph-properties fo:text-align="justify" style:justify-single-word="false"/>
      <style:text-properties officeooo:rsid="001fb241" officeooo:paragraph-rsid="00876857"/>
    </style:style>
    <style:style style:name="P47" style:family="paragraph" style:parent-style-name="Standard">
      <style:paragraph-properties fo:text-align="justify" style:justify-single-word="false"/>
      <style:text-properties officeooo:rsid="0021ff55" officeooo:paragraph-rsid="00247860"/>
    </style:style>
    <style:style style:name="P48" style:family="paragraph" style:parent-style-name="Standard">
      <style:paragraph-properties fo:text-align="justify" style:justify-single-word="false"/>
      <style:text-properties officeooo:rsid="00247860" officeooo:paragraph-rsid="00247860"/>
    </style:style>
    <style:style style:name="P49" style:family="paragraph" style:parent-style-name="Standard">
      <style:paragraph-properties fo:text-align="center" style:justify-single-word="false"/>
      <style:text-properties officeooo:rsid="0040508b" officeooo:paragraph-rsid="0040508b"/>
    </style:style>
    <style:style style:name="P50" style:family="paragraph" style:parent-style-name="Standard">
      <style:paragraph-properties fo:text-align="justify" style:justify-single-word="false"/>
      <style:text-properties officeooo:rsid="00426767" officeooo:paragraph-rsid="00426767"/>
    </style:style>
    <style:style style:name="P51" style:family="paragraph" style:parent-style-name="Standard">
      <style:paragraph-properties fo:text-align="justify" style:justify-single-word="false"/>
      <style:text-properties officeooo:rsid="0042c642" officeooo:paragraph-rsid="0042c642"/>
    </style:style>
    <style:style style:name="P52" style:family="paragraph" style:parent-style-name="Standard">
      <style:paragraph-properties fo:text-align="justify" style:justify-single-word="false"/>
      <style:text-properties officeooo:rsid="0043ce51" officeooo:paragraph-rsid="0043ce51"/>
    </style:style>
    <style:style style:name="P53" style:family="paragraph" style:parent-style-name="Standard">
      <style:paragraph-properties fo:text-align="center" style:justify-single-word="false"/>
      <style:text-properties officeooo:paragraph-rsid="001b1ce9"/>
    </style:style>
    <style:style style:name="P54" style:family="paragraph" style:parent-style-name="Standard">
      <style:paragraph-properties fo:text-align="center" style:justify-single-word="false"/>
      <style:text-properties officeooo:paragraph-rsid="00908ebc"/>
    </style:style>
    <style:style style:name="P55" style:family="paragraph" style:parent-style-name="Standard">
      <style:paragraph-properties fo:text-align="center" style:justify-single-word="false"/>
      <style:text-properties officeooo:paragraph-rsid="00912340"/>
    </style:style>
    <style:style style:name="P56" style:family="paragraph" style:parent-style-name="Standard">
      <style:paragraph-properties fo:text-align="justify" style:justify-single-word="false"/>
      <style:text-properties officeooo:rsid="004cf090" officeooo:paragraph-rsid="00908ebc"/>
    </style:style>
    <style:style style:name="P57" style:family="paragraph" style:parent-style-name="Standard">
      <style:paragraph-properties fo:text-align="center" style:justify-single-word="false"/>
      <style:text-properties officeooo:rsid="004ed735" officeooo:paragraph-rsid="00908ebc"/>
    </style:style>
    <style:style style:name="P58" style:family="paragraph" style:parent-style-name="Text_20_body">
      <style:paragraph-properties fo:text-align="center" style:justify-single-word="false"/>
      <style:text-properties officeooo:rsid="004b1b73" officeooo:paragraph-rsid="00908ebc"/>
    </style:style>
    <style:style style:name="P59" style:family="paragraph" style:parent-style-name="Text_20_body">
      <style:text-properties officeooo:rsid="004b1b73" officeooo:paragraph-rsid="00908ebc"/>
    </style:style>
    <style:style style:name="P60" style:family="paragraph" style:parent-style-name="Heading_20_1">
      <style:text-properties fo:language="es" fo:country="VE"/>
    </style:style>
    <style:style style:name="P61" style:family="paragraph" style:parent-style-name="Heading_20_1">
      <style:text-properties officeooo:paragraph-rsid="001ce995"/>
    </style:style>
    <style:style style:name="P62" style:family="paragraph" style:parent-style-name="Heading_20_2">
      <style:text-properties officeooo:paragraph-rsid="00908ebc"/>
    </style:style>
    <style:style style:name="P63" style:family="paragraph" style:parent-style-name="Heading_20_2">
      <style:text-properties fo:language="es" fo:country="VE" fo:font-style="normal" officeooo:rsid="004ed735" style:font-style-asian="normal" style:font-style-complex="normal"/>
    </style:style>
    <style:style style:name="P64" style:family="paragraph" style:parent-style-name="Heading_20_2">
      <style:text-properties style:font-name="Liberation Sans" fo:font-size="16.1000003814697pt" fo:font-weight="bold" officeooo:rsid="00b252e7" officeooo:paragraph-rsid="00b252e7" style:font-name-asian="DejaVu Sans" style:font-size-asian="16.1000003814697pt" style:font-weight-asian="bold" style:font-name-complex="DejaVu Sans" style:font-size-complex="16.1000003814697pt" style:font-weight-complex="bold"/>
    </style:style>
    <style:style style:name="P65" style:family="paragraph" style:parent-style-name="Heading_20_2">
      <style:text-properties officeooo:rsid="00a11b56"/>
    </style:style>
    <style:style style:name="P66" style:family="paragraph" style:parent-style-name="Standard">
      <style:paragraph-properties fo:text-align="justify" style:justify-single-word="false"/>
      <style:text-properties fo:language="es" fo:country="VE" fo:font-style="normal" officeooo:rsid="001fb241" officeooo:paragraph-rsid="001fb241" style:font-style-asian="normal" style:font-style-complex="normal"/>
    </style:style>
    <style:style style:name="P67" style:family="paragraph" style:parent-style-name="Standard">
      <style:paragraph-properties fo:text-align="justify" style:justify-single-word="false"/>
      <style:text-properties fo:language="es" fo:country="VE" fo:font-style="normal" officeooo:rsid="00876857" officeooo:paragraph-rsid="00876857" style:font-style-asian="normal" style:font-style-complex="normal"/>
    </style:style>
    <style:style style:name="P68" style:family="paragraph" style:parent-style-name="Standard">
      <style:paragraph-properties fo:text-align="center" style:justify-single-word="false"/>
      <style:text-properties fo:language="es" fo:country="VE" fo:font-style="normal" officeooo:rsid="004ed735" officeooo:paragraph-rsid="00912340" style:font-style-asian="normal" style:font-style-complex="normal"/>
    </style:style>
    <style:style style:name="P69" style:family="paragraph" style:parent-style-name="Standard">
      <style:paragraph-properties fo:text-align="justify" style:justify-single-word="false"/>
      <style:text-properties fo:language="es" fo:country="VE" fo:font-style="normal" officeooo:rsid="004ed735" officeooo:paragraph-rsid="00912340" style:font-style-asian="normal" style:font-style-complex="normal"/>
    </style:style>
    <style:style style:name="P70" style:family="paragraph" style:parent-style-name="Standard">
      <style:paragraph-properties fo:text-align="justify" style:justify-single-word="false"/>
      <style:text-properties fo:language="es" fo:country="VE" fo:font-style="normal" officeooo:rsid="00956b23" officeooo:paragraph-rsid="00956b23" style:font-style-asian="normal" style:font-style-complex="normal"/>
    </style:style>
    <style:style style:name="P71" style:family="paragraph" style:parent-style-name="Standard">
      <style:paragraph-properties fo:text-align="center" style:justify-single-word="false"/>
      <style:text-properties fo:language="es" fo:country="VE" fo:font-style="normal" officeooo:rsid="00956b23" officeooo:paragraph-rsid="00956b23" style:font-style-asian="normal" style:font-style-complex="normal"/>
    </style:style>
    <style:style style:name="P72" style:family="paragraph" style:parent-style-name="Standard">
      <style:paragraph-properties fo:text-align="center" style:justify-single-word="false"/>
      <style:text-properties fo:language="es" fo:country="VE" fo:font-style="normal" officeooo:rsid="008c8e6c" officeooo:paragraph-rsid="008eda72" style:font-style-asian="normal" style:font-style-complex="normal"/>
    </style:style>
    <style:style style:name="P73" style:family="paragraph" style:parent-style-name="Standard">
      <style:paragraph-properties fo:text-align="justify" style:justify-single-word="false"/>
      <style:text-properties fo:language="es" fo:country="VE" fo:font-style="normal" officeooo:rsid="0040508b" officeooo:paragraph-rsid="0040508b" style:font-style-asian="normal" style:font-style-complex="normal"/>
    </style:style>
    <style:style style:name="P74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43ce51" style:font-style-asian="normal" style:font-style-complex="normal"/>
    </style:style>
    <style:style style:name="P75" style:family="paragraph" style:parent-style-name="Standard">
      <style:paragraph-properties fo:text-align="justify" style:justify-single-word="false"/>
      <style:text-properties fo:language="es" fo:country="VE" fo:font-style="normal" officeooo:rsid="00977bed" officeooo:paragraph-rsid="00977bed" style:font-style-asian="normal" style:font-style-complex="normal"/>
    </style:style>
    <style:style style:name="P76" style:family="paragraph" style:parent-style-name="Standard">
      <style:paragraph-properties fo:text-align="justify" style:justify-single-word="false"/>
      <style:text-properties fo:language="es" fo:country="VE" fo:font-style="normal" officeooo:rsid="00987c87" officeooo:paragraph-rsid="00987c87" style:font-style-asian="normal" style:font-style-complex="normal"/>
    </style:style>
    <style:style style:name="P77" style:family="paragraph" style:parent-style-name="Standard">
      <style:paragraph-properties fo:text-align="center" style:justify-single-word="false"/>
      <style:text-properties fo:language="es" fo:country="VE" fo:font-style="normal" officeooo:rsid="00987c87" officeooo:paragraph-rsid="00987c87" style:font-style-asian="normal" style:font-style-complex="normal"/>
    </style:style>
    <style:style style:name="P78" style:family="paragraph" style:parent-style-name="Standard">
      <style:paragraph-properties fo:text-align="justify" style:justify-single-word="false"/>
      <style:text-properties fo:language="es" fo:country="VE" fo:font-style="normal" officeooo:rsid="00422c20" officeooo:paragraph-rsid="00422c20" style:font-style-asian="normal" style:font-style-complex="normal"/>
    </style:style>
    <style:style style:name="P79" style:family="paragraph" style:parent-style-name="Standard">
      <style:paragraph-properties fo:text-align="justify" style:justify-single-word="false"/>
      <style:text-properties fo:language="es" fo:country="VE" fo:font-style="normal" officeooo:rsid="00426767" officeooo:paragraph-rsid="00426767" style:font-style-asian="normal" style:font-style-complex="normal"/>
    </style:style>
    <style:style style:name="P80" style:family="paragraph" style:parent-style-name="Standard">
      <style:paragraph-properties fo:text-align="justify" style:justify-single-word="false"/>
      <style:text-properties fo:language="es" fo:country="VE" fo:font-style="normal" officeooo:rsid="0099fcaf" officeooo:paragraph-rsid="0099fcaf" style:font-style-asian="normal" style:font-style-complex="normal"/>
    </style:style>
    <style:style style:name="P81" style:family="paragraph" style:parent-style-name="Standard">
      <style:paragraph-properties fo:text-align="justify" style:justify-single-word="false"/>
      <style:text-properties fo:language="es" fo:country="VE" fo:font-style="normal" officeooo:rsid="00a12620" officeooo:paragraph-rsid="00a12620" style:font-style-asian="normal" style:font-style-complex="normal"/>
    </style:style>
    <style:style style:name="P82" style:family="paragraph" style:parent-style-name="Standard">
      <style:paragraph-properties fo:text-align="center" style:justify-single-word="false"/>
      <style:text-properties fo:language="es" fo:country="VE" fo:font-style="normal" officeooo:rsid="00a12620" officeooo:paragraph-rsid="00a12620" style:font-style-asian="normal" style:font-style-complex="normal"/>
    </style:style>
    <style:style style:name="P83" style:family="paragraph" style:parent-style-name="Standard">
      <style:paragraph-properties fo:text-align="justify" style:justify-single-word="false"/>
      <style:text-properties fo:language="es" fo:country="VE" fo:font-style="normal" officeooo:rsid="001b87c1" officeooo:paragraph-rsid="001b1ce9" style:font-style-asian="normal" style:font-style-complex="normal"/>
    </style:style>
    <style:style style:name="P84" style:family="paragraph" style:parent-style-name="Standard">
      <style:paragraph-properties fo:text-align="justify" style:justify-single-word="false"/>
      <style:text-properties fo:language="es" fo:country="VE" fo:font-style="normal" officeooo:rsid="00a7e69f" officeooo:paragraph-rsid="00a7e69f" style:font-style-asian="normal" style:font-style-complex="normal"/>
    </style:style>
    <style:style style:name="P85" style:family="paragraph" style:parent-style-name="Standard">
      <style:paragraph-properties fo:text-align="justify" style:justify-single-word="false"/>
      <style:text-properties fo:language="es" fo:country="VE" fo:font-style="normal" officeooo:rsid="008c4653" officeooo:paragraph-rsid="008c4653" style:font-style-asian="normal" style:font-style-complex="normal"/>
    </style:style>
    <style:style style:name="P86" style:family="paragraph" style:parent-style-name="Standard">
      <style:paragraph-properties fo:text-align="justify" style:justify-single-word="false"/>
      <style:text-properties fo:language="es" fo:country="VE" fo:font-style="normal" officeooo:rsid="008c4653" officeooo:paragraph-rsid="00aa90ca" style:font-style-asian="normal" style:font-style-complex="normal"/>
    </style:style>
    <style:style style:name="P87" style:family="paragraph" style:parent-style-name="Standard">
      <style:paragraph-properties fo:text-align="center" style:justify-single-word="false"/>
      <style:text-properties fo:language="es" fo:country="VE" fo:font-style="normal" officeooo:rsid="008c4653" officeooo:paragraph-rsid="008c4653" style:font-style-asian="normal" style:font-style-complex="normal"/>
    </style:style>
    <style:style style:name="P88" style:family="paragraph" style:parent-style-name="Standard">
      <style:paragraph-properties fo:text-align="justify" style:justify-single-word="false"/>
      <style:text-properties fo:language="es" fo:country="VE" fo:font-style="normal" officeooo:rsid="00aa90ca" officeooo:paragraph-rsid="00aa90ca" style:font-style-asian="normal" style:font-style-complex="normal"/>
    </style:style>
    <style:style style:name="P89" style:family="paragraph" style:parent-style-name="Standard">
      <style:paragraph-properties fo:text-align="center" style:justify-single-word="false"/>
      <style:text-properties fo:language="es" fo:country="VE" fo:font-style="normal" officeooo:rsid="00aa90ca" officeooo:paragraph-rsid="00aa90ca" style:font-style-asian="normal" style:font-style-complex="normal"/>
    </style:style>
    <style:style style:name="P90" style:family="paragraph" style:parent-style-name="Standard">
      <style:paragraph-properties fo:text-align="justify" style:justify-single-word="false"/>
      <style:text-properties fo:language="es" fo:country="VE" fo:font-style="normal" officeooo:rsid="00abfd69" officeooo:paragraph-rsid="00abfd69" style:font-style-asian="normal" style:font-style-complex="normal"/>
    </style:style>
    <style:style style:name="P91" style:family="paragraph" style:parent-style-name="Standard">
      <style:paragraph-properties fo:text-align="center" style:justify-single-word="false"/>
      <style:text-properties fo:language="es" fo:country="VE" fo:font-style="normal" officeooo:rsid="00abfd69" officeooo:paragraph-rsid="00abfd69" style:font-style-asian="normal" style:font-style-complex="normal"/>
    </style:style>
    <style:style style:name="P92" style:family="paragraph" style:parent-style-name="Standard">
      <style:paragraph-properties fo:text-align="justify" style:justify-single-word="false"/>
      <style:text-properties fo:language="es" fo:country="VE" fo:font-style="normal" officeooo:rsid="00ada893" officeooo:paragraph-rsid="00ada893" style:font-style-asian="normal" style:font-style-complex="normal"/>
    </style:style>
    <style:style style:name="P93" style:family="paragraph" style:parent-style-name="Standard">
      <style:paragraph-properties fo:text-align="justify" style:justify-single-word="false"/>
      <style:text-properties fo:language="es" fo:country="VE" fo:font-style="normal" officeooo:rsid="00563385" officeooo:paragraph-rsid="0040508b" style:font-style-asian="normal" style:font-style-complex="normal"/>
    </style:style>
    <style:style style:name="P94" style:family="paragraph" style:parent-style-name="Standard">
      <style:text-properties fo:language="es" fo:country="VE" officeooo:rsid="00a776f6" officeooo:paragraph-rsid="00a776f6"/>
    </style:style>
    <style:style style:name="P95" style:family="paragraph" style:parent-style-name="Standard">
      <style:paragraph-properties fo:text-align="justify" style:justify-single-word="false"/>
      <style:text-properties officeooo:paragraph-rsid="0096c487"/>
    </style:style>
    <style:style style:name="P96" style:family="paragraph" style:parent-style-name="Standard">
      <style:paragraph-properties fo:text-align="justify" style:justify-single-word="false"/>
      <style:text-properties officeooo:paragraph-rsid="00422c20"/>
    </style:style>
    <style:style style:name="P97" style:family="paragraph" style:parent-style-name="Standard">
      <style:paragraph-properties fo:text-align="justify" style:justify-single-word="false"/>
      <style:text-properties officeooo:paragraph-rsid="00563385"/>
    </style:style>
    <style:style style:name="P98" style:family="paragraph" style:parent-style-name="Standard">
      <style:paragraph-properties fo:text-align="justify" style:justify-single-word="false"/>
      <style:text-properties officeooo:paragraph-rsid="008c4653"/>
    </style:style>
    <style:style style:name="P99" style:family="paragraph" style:parent-style-name="Standard">
      <style:paragraph-properties fo:text-align="justify" style:justify-single-word="false"/>
      <style:text-properties officeooo:paragraph-rsid="00ada893"/>
    </style:style>
    <style:style style:name="P100" style:family="paragraph" style:parent-style-name="Standard">
      <style:paragraph-properties fo:text-align="center" style:justify-single-word="false"/>
      <style:text-properties officeooo:paragraph-rsid="0096c487"/>
    </style:style>
    <style:style style:name="P101" style:family="paragraph" style:parent-style-name="Standard">
      <style:paragraph-properties fo:text-align="justify" style:justify-single-word="false"/>
      <style:text-properties officeooo:rsid="005b76ff" officeooo:paragraph-rsid="005b76ff"/>
    </style:style>
    <style:style style:name="P102" style:family="paragraph" style:parent-style-name="Standard">
      <style:paragraph-properties fo:text-align="justify" style:justify-single-word="false"/>
      <style:text-properties officeooo:rsid="009fba46" officeooo:paragraph-rsid="009fba46"/>
    </style:style>
    <style:style style:name="P103" style:family="paragraph" style:parent-style-name="Standard">
      <style:paragraph-properties fo:text-align="justify" style:justify-single-word="false"/>
      <style:text-properties officeooo:rsid="00a11b56" officeooo:paragraph-rsid="00a11b56"/>
    </style:style>
    <style:style style:name="P104" style:family="paragraph" style:parent-style-name="Standard">
      <style:paragraph-properties fo:text-align="center" style:justify-single-word="false"/>
      <style:text-properties officeooo:rsid="00a11b56" officeooo:paragraph-rsid="00a11b56"/>
    </style:style>
    <style:style style:name="T1" style:family="text">
      <style:text-properties officeooo:rsid="0013d7c4"/>
    </style:style>
    <style:style style:name="T2" style:family="text">
      <style:text-properties fo:language="es" fo:country="VE"/>
    </style:style>
    <style:style style:name="T3" style:family="text">
      <style:text-properties fo:language="es" fo:country="VE" fo:font-style="normal" style:font-style-asian="normal" style:font-style-complex="normal"/>
    </style:style>
    <style:style style:name="T4" style:family="text">
      <style:text-properties fo:language="es" fo:country="VE" fo:font-style="normal" officeooo:rsid="001b1ce9" style:font-style-asian="normal" style:font-style-complex="normal"/>
    </style:style>
    <style:style style:name="T5" style:family="text">
      <style:text-properties fo:language="es" fo:country="VE" fo:font-style="normal" officeooo:rsid="001b87c1" style:font-style-asian="normal" style:font-style-complex="normal"/>
    </style:style>
    <style:style style:name="T6" style:family="text">
      <style:text-properties fo:language="es" fo:country="VE" fo:font-style="normal" officeooo:rsid="001e4d3e" style:font-style-asian="normal" style:font-style-complex="normal"/>
    </style:style>
    <style:style style:name="T7" style:family="text">
      <style:text-properties fo:language="es" fo:country="VE" fo:font-style="normal" officeooo:rsid="00247860" style:font-style-asian="normal" style:font-style-complex="normal"/>
    </style:style>
    <style:style style:name="T8" style:family="text">
      <style:text-properties fo:language="es" fo:country="VE" fo:font-style="normal" officeooo:rsid="0026453d" style:font-style-asian="normal" style:font-style-complex="normal"/>
    </style:style>
    <style:style style:name="T9" style:family="text">
      <style:text-properties fo:language="es" fo:country="VE" fo:font-style="normal" officeooo:rsid="0040508b" style:font-style-asian="normal" style:font-style-complex="normal"/>
    </style:style>
    <style:style style:name="T10" style:family="text">
      <style:text-properties fo:language="es" fo:country="VE" fo:font-style="normal" officeooo:rsid="00422c20" style:font-style-asian="normal" style:font-style-complex="normal"/>
    </style:style>
    <style:style style:name="T11" style:family="text">
      <style:text-properties fo:language="es" fo:country="VE" fo:font-style="normal" officeooo:rsid="0042c642" style:font-style-asian="normal" style:font-style-complex="normal"/>
    </style:style>
    <style:style style:name="T12" style:family="text">
      <style:text-properties fo:language="es" fo:country="VE" fo:font-style="normal" officeooo:rsid="004e7608" style:font-style-asian="normal" style:font-style-complex="normal"/>
    </style:style>
    <style:style style:name="T13" style:family="text">
      <style:text-properties fo:language="es" fo:country="VE" fo:font-style="normal" officeooo:rsid="006e81a7" style:font-style-asian="normal" style:font-style-complex="normal"/>
    </style:style>
    <style:style style:name="T14" style:family="text">
      <style:text-properties fo:language="es" fo:country="VE" fo:font-style="normal" officeooo:rsid="0082f63e" style:font-style-asian="normal" style:font-style-complex="normal"/>
    </style:style>
    <style:style style:name="T15" style:family="text">
      <style:text-properties fo:language="es" fo:country="VE" fo:font-style="normal" officeooo:rsid="001fb241" style:font-style-asian="normal" style:font-style-complex="normal"/>
    </style:style>
    <style:style style:name="T16" style:family="text">
      <style:text-properties fo:language="es" fo:country="VE" fo:font-style="normal" officeooo:rsid="008592e2" style:font-style-asian="normal" style:font-style-complex="normal"/>
    </style:style>
    <style:style style:name="T17" style:family="text">
      <style:text-properties fo:language="es" fo:country="VE" fo:font-style="normal" officeooo:rsid="00876857" style:font-style-asian="normal" style:font-style-complex="normal"/>
    </style:style>
    <style:style style:name="T18" style:family="text">
      <style:text-properties fo:language="es" fo:country="VE" fo:font-style="normal" officeooo:rsid="0089d1ae" style:font-style-asian="normal" style:font-style-complex="normal"/>
    </style:style>
    <style:style style:name="T19" style:family="text">
      <style:text-properties fo:language="es" fo:country="VE" fo:font-style="normal" officeooo:rsid="004ed735" style:font-style-asian="normal" style:font-style-complex="normal"/>
    </style:style>
    <style:style style:name="T20" style:family="text">
      <style:text-properties fo:language="es" fo:country="VE" fo:font-style="normal" officeooo:rsid="00956b23" style:font-style-asian="normal" style:font-style-complex="normal"/>
    </style:style>
    <style:style style:name="T21" style:family="text">
      <style:text-properties fo:language="es" fo:country="VE" fo:font-style="normal" officeooo:rsid="0096c487" style:font-style-asian="normal" style:font-style-complex="normal"/>
    </style:style>
    <style:style style:name="T22" style:family="text">
      <style:text-properties fo:language="es" fo:country="VE" fo:font-style="normal" officeooo:rsid="009928d9" style:font-style-asian="normal" style:font-style-complex="normal"/>
    </style:style>
    <style:style style:name="T23" style:family="text">
      <style:text-properties fo:language="es" fo:country="VE" fo:font-style="normal" officeooo:rsid="0099fcaf" style:font-style-asian="normal" style:font-style-complex="normal"/>
    </style:style>
    <style:style style:name="T24" style:family="text">
      <style:text-properties fo:language="es" fo:country="VE" fo:font-style="normal" officeooo:rsid="009b66e8" style:font-style-asian="normal" style:font-style-complex="normal"/>
    </style:style>
    <style:style style:name="T25" style:family="text">
      <style:text-properties fo:language="es" fo:country="VE" fo:font-style="normal" officeooo:rsid="00563385" style:font-style-asian="normal" style:font-style-complex="normal"/>
    </style:style>
    <style:style style:name="T26" style:family="text">
      <style:text-properties fo:language="es" fo:country="VE" fo:font-style="normal" officeooo:rsid="009dee24" style:font-style-asian="normal" style:font-style-complex="normal"/>
    </style:style>
    <style:style style:name="T27" style:family="text">
      <style:text-properties fo:language="es" fo:country="VE" fo:font-style="normal" officeooo:rsid="00a18680" style:font-style-asian="normal" style:font-style-complex="normal"/>
    </style:style>
    <style:style style:name="T28" style:family="text">
      <style:text-properties fo:language="es" fo:country="VE" fo:font-style="normal" officeooo:rsid="00a776f6" style:font-style-asian="normal" style:font-style-complex="normal"/>
    </style:style>
    <style:style style:name="T29" style:family="text">
      <style:text-properties fo:language="es" fo:country="VE" fo:font-style="normal" officeooo:rsid="00a7e69f" style:font-style-asian="normal" style:font-style-complex="normal"/>
    </style:style>
    <style:style style:name="T30" style:family="text">
      <style:text-properties fo:language="es" fo:country="VE" fo:font-style="normal" officeooo:rsid="008c4653" style:font-style-asian="normal" style:font-style-complex="normal"/>
    </style:style>
    <style:style style:name="T31" style:family="text">
      <style:text-properties fo:language="es" fo:country="VE" fo:font-style="normal" officeooo:rsid="00a9e389" style:font-style-asian="normal" style:font-style-complex="normal"/>
    </style:style>
    <style:style style:name="T32" style:family="text">
      <style:text-properties fo:language="es" fo:country="VE" fo:font-style="normal" officeooo:rsid="00ada893" style:font-style-asian="normal" style:font-style-complex="normal"/>
    </style:style>
    <style:style style:name="T33" style:family="text">
      <style:text-properties fo:language="es" fo:country="VE" fo:font-style="normal" officeooo:rsid="00af7b1d" style:font-style-asian="normal" style:font-style-complex="normal"/>
    </style:style>
    <style:style style:name="T34" style:family="text">
      <style:text-properties fo:language="es" fo:country="VE" fo:font-style="normal" officeooo:rsid="00a6d4d4" style:font-style-asian="normal" style:font-style-complex="normal"/>
    </style:style>
    <style:style style:name="T35" style:family="text">
      <style:text-properties fo:language="es" fo:country="VE" fo:font-style="normal" officeooo:rsid="00b0c21b" style:font-style-asian="normal" style:font-style-complex="normal"/>
    </style:style>
    <style:style style:name="T36" style:family="text">
      <style:text-properties fo:language="es" fo:country="VE" fo:font-style="normal" officeooo:rsid="00b34fcd" style:font-style-asian="normal" style:font-style-complex="normal"/>
    </style:style>
    <style:style style:name="T37" style:family="text">
      <style:text-properties fo:language="es" fo:country="VE" fo:font-style="normal" fo:font-weight="bold" officeooo:rsid="001b87c1" style:font-style-asian="normal" style:font-weight-asian="bold" style:font-style-complex="normal" style:font-weight-complex="bold"/>
    </style:style>
    <style:style style:name="T38" style:family="text">
      <style:text-properties fo:language="es" fo:country="VE" fo:font-style="normal" fo:font-weight="bold" officeooo:rsid="00a18680" style:font-style-asian="normal" style:font-weight-asian="bold" style:font-style-complex="normal" style:font-weight-complex="bold"/>
    </style:style>
    <style:style style:name="T39" style:family="text">
      <style:text-properties fo:language="es" fo:country="VE" fo:font-style="italic" style:font-style-asian="italic" style:font-style-complex="italic"/>
    </style:style>
    <style:style style:name="T40" style:family="text">
      <style:text-properties fo:language="es" fo:country="VE" fo:font-style="italic" officeooo:rsid="00ada893" style:font-style-asian="italic" style:font-style-complex="italic"/>
    </style:style>
    <style:style style:name="T41" style:family="text">
      <style:text-properties officeooo:rsid="0045ca0c"/>
    </style:style>
    <style:style style:name="T42" style:family="text">
      <style:text-properties style:font-name="Liberation Sans" fo:font-size="28pt" fo:language="es" fo:country="VE" fo:font-weight="bold" officeooo:rsid="0081eb3a" style:font-name-asian="DejaVu Sans" style:font-size-asian="28pt" style:font-weight-asian="bold" style:font-name-complex="DejaVu Sans" style:font-size-complex="28pt" style:font-weight-complex="bold"/>
    </style:style>
    <style:style style:name="T43" style:family="text">
      <style:text-properties style:font-name="Liberation Sans" fo:font-size="28pt" fo:language="es" fo:country="VE" fo:font-weight="bold" officeooo:rsid="00a776f6" style:font-name-asian="DejaVu Sans" style:font-size-asian="28pt" style:font-weight-asian="bold" style:font-name-complex="DejaVu Sans" style:font-size-complex="28pt" style:font-weight-complex="bold"/>
    </style:style>
    <style:style style:name="T44" style:family="text">
      <style:text-properties style:font-name="Liberation Sans" fo:font-size="18.2000007629395pt" fo:font-weight="bold" officeooo:rsid="008aa347" style:font-name-asian="DejaVu Sans" style:font-size-asian="18.2000007629395pt" style:font-weight-asian="bold" style:font-name-complex="DejaVu Sans" style:font-size-complex="18.2000007629395pt" style:font-weight-complex="bold"/>
    </style:style>
    <style:style style:name="T45" style:family="text">
      <style:text-properties style:font-name="Liberation Sans" fo:font-size="18.2000007629395pt" fo:font-weight="bold" officeooo:rsid="00a7e69f" style:font-name-asian="DejaVu Sans" style:font-size-asian="18.2000007629395pt" style:font-weight-asian="bold" style:font-name-complex="DejaVu Sans" style:font-size-complex="18.2000007629395pt" style:font-weight-complex="bold"/>
    </style:style>
    <style:style style:name="T46" style:family="text">
      <style:text-properties style:font-name="Liberation Sans" fo:font-size="18.2000007629395pt" fo:font-weight="bold" officeooo:rsid="001ce995" style:font-name-asian="DejaVu Sans" style:font-size-asian="18.2000007629395pt" style:font-weight-asian="bold" style:font-name-complex="DejaVu Sans" style:font-size-complex="18.2000007629395pt" style:font-weight-complex="bold"/>
    </style:style>
    <style:style style:name="T47" style:family="text">
      <style:text-properties officeooo:rsid="0088ddf0"/>
    </style:style>
    <style:style style:name="T48" style:family="text">
      <style:text-properties officeooo:rsid="008c8e6c"/>
    </style:style>
    <style:style style:name="T49" style:family="text">
      <style:text-properties officeooo:rsid="008eda72"/>
    </style:style>
    <style:style style:name="T50" style:family="text">
      <style:text-properties officeooo:rsid="00900cd5"/>
    </style:style>
    <style:style style:name="T51" style:family="text">
      <style:text-properties officeooo:rsid="0097a6bb"/>
    </style:style>
    <style:style style:name="T52" style:family="text">
      <style:text-properties officeooo:rsid="009928d9"/>
    </style:style>
    <style:style style:name="T53" style:family="text">
      <style:text-properties officeooo:rsid="0099fcaf"/>
    </style:style>
    <style:style style:name="T54" style:family="text">
      <style:text-properties officeooo:rsid="009b66e8"/>
    </style:style>
    <style:style style:name="T55" style:family="text">
      <style:text-properties officeooo:rsid="00a9e389"/>
    </style:style>
    <style:style style:name="T56" style:family="text">
      <style:text-properties officeooo:rsid="008c4653"/>
    </style:style>
    <style:style style:name="T57" style:family="text">
      <style:text-properties officeooo:rsid="00ada893"/>
    </style:style>
    <style:style style:name="T58" style:family="text">
      <style:text-properties officeooo:rsid="00af7b1d"/>
    </style:style>
    <style:style style:name="T59" style:family="text">
      <style:text-properties officeooo:rsid="00b0c2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Instalar </text:span><text:span text:style-name="T42">Zabbyx</text:span><text:span text:style-name="T43">-agent</text:span><text:span text:style-name="T2"> en una Jaula con ezjail en Freebsd 12</text:span></text:p>
      <text:p text:style-name="P4"/>
      <text:h text:style-name="P60" text:outline-level="1"><text:span text:style-name="T1">S</text:span>istema:</text:h>
      <text:p text:style-name="P4"/>
      <text:p text:style-name="P4"><text:tab/>Sistema base: <text:tab/><text:tab/>FreeBSD 12.1-RELEASE</text:p>
      <text:p text:style-name="P4"><text:tab/>memoria:<text:tab/><text:tab/>6Gb.</text:p>
      <text:p text:style-name="P4"><text:tab/>Disco:<text:tab/><text:tab/><text:tab/>500 Gb.</text:p>
      <text:p text:style-name="P5"><text:tab/>Escritorio:<text:tab/><text:tab/>Mate.</text:p>
      <text:p text:style-name="P94"><text:tab/>Servidor-Zabbix<text:tab/>http://10.1.1.7</text:p>
      <text:h text:style-name="P61" text:outline-level="1"><text:span text:style-name="T45">Descripcion </text:span><text:span text:style-name="T46">de la jaula</text:span><text:span text:style-name="T45"> zmtest</text:span></text:h>
      <text:p text:style-name="P6"/>
      <text:p text:style-name="P42"><text:span text:style-name="T29"><text:tab/>La</text:span><text:span text:style-name="T4"> jaula </text:span><text:span text:style-name="T37">zmtest</text:span><text:span text:style-name="T5"> </text:span><text:span text:style-name="T29">fue creada </text:span><text:span text:style-name="T4">con la dirección ip 10.1.1</text:span><text:span text:style-name="T7">.</text:span><text:span text:style-name="T28">5</text:span><text:span text:style-name="T4"> de la interfaz </text:span><text:span text:style-name="T14">jaulas</text:span><text:span text:style-name="T4">, </text:span><text:span text:style-name="T5">con un espacio reservado de almacenamiento de 20 Gbs. (puede omitir la opción) </text:span><text:span text:style-name="T4">mediante:</text:span></text:p>
      <text:p text:style-name="P53"><text:span text:style-name="T4">ezjail-admin create -s 20G <text:s/>"</text:span><text:span text:style-name="T14">jaulas</text:span><text:span text:style-name="T4">|</text:span><text:span text:style-name="T5">10.1.1.</text:span><text:span text:style-name="T28">5</text:span><text:span text:style-name="T4">"</text:span><text:span text:style-name="T5"> </text:span><text:span text:style-name="T28">zmtest</text:span><text:span text:style-name="T5"> </text:span></text:p>
      <text:p text:style-name="P83"/>
      <text:p text:style-name="P84"><text:tab/>En la jaula zmtest instalaremos el agente de zabbix.</text:p>
      <text:h text:style-name="Heading_20_1" text:outline-level="1">Configuración interna de la jaula</text:h>
      <text:p text:style-name="P7"/>
      <text:p text:style-name="P47"><text:span text:style-name="T3"><text:tab/></text:span><text:span text:style-name="T7">Creamos el archivo /</text:span><text:span text:style-name="T6">usr/jails/zmtest/</text:span><text:span text:style-name="T7">etc/resolv.conf con el siguiente contenido:</text:span></text:p>
      <text:p text:style-name="P8"><text:tab/>nameserver 8.8.8.8</text:p>
      <text:p text:style-name="P8"><text:tab/>nameserver 8.8.4.4</text:p>
      <text:p text:style-name="P8"><text:tab/></text:p>
      <text:p text:style-name="P48"><text:span text:style-name="T3"><text:tab/>Asimismo editamos el archivo /</text:span><text:span text:style-name="T6">usr/jails/zmtest/</text:span><text:span text:style-name="T3">etc/hosts, el cual debe contener para nuestro local host (::1, 127.0.0.1, 10.1.1.</text:span><text:span text:style-name="T16">7</text:span><text:span text:style-name="T3">), un nombre fqdn (nombre de dominio calificado:</text:span></text:p>
      <text:p text:style-name="P8"><text:tab/></text:p>
      <text:p text:style-name="P44"><text:span text:style-name="T15"><text:tab/>::1<text:tab/><text:tab/><text:tab/>localhost <text:s/></text:span><text:span text:style-name="T16">z</text:span><text:span text:style-name="T29">mtest</text:span><text:span text:style-name="T16">.ve</text:span></text:p>
      <text:p text:style-name="P45"><text:span text:style-name="T7"><text:tab/></text:span><text:span text:style-name="T3">127.0.0.1<text:tab/><text:tab/>localhost </text:span><text:span text:style-name="T16"><text:s/></text:span><text:span text:style-name="T29">zmtest</text:span><text:span text:style-name="T16">.ve</text:span></text:p>
      <text:p text:style-name="P9"/>
      <text:p text:style-name="P9"><text:tab/></text:p>
      <text:p text:style-name="P10"><text:tab/>Para permitr paquetes icmp (mediante ping) y comprobar conexión, editamos el archivo /usr/local/etc/ezjail/zmtest, ubicamos la línea export jail_zmtest_parameters="" y la editamos:</text:p>
      <text:p text:style-name="P46"><text:span text:style-name="T8"><text:tab/></text:span><text:span text:style-name="T3">export jail_zmtest_parameters="allow.raw_sockets=1"</text:span></text:p>
      <text:p text:style-name="P67"><text:tab/>Igualmente en esta linea anexamos uso de memoria compratida, obteniendo finalmente</text:p>
      <text:p text:style-name="P46"><text:span text:style-name="T18"><text:tab/></text:span><text:span text:style-name="T17">export jail_zmtest_parameters="allow.raw_sockets=1 allow.sysvipc=1"</text:span></text:p>
      <text:p text:style-name="P9"/>
      <text:p text:style-name="P11"><text:tab/>Procedemos iniciar la jaula (ezjail-admin start zmtest), y logearnos en la consola (ezjail-admin console zmtest). <text:s/>Comprobamos conexión ip</text:p>
      <text:p text:style-name="P12"><text:tab/>ping -c4 www.cantv.com</text:p>
      <text:p text:style-name="P12"><text:soft-page-break/></text:p>
      <text:p text:style-name="P13"><text:tab/>Actualizamos la base de datos de paquetes</text:p>
      <text:p text:style-name="P14">pkg update</text:p>
      <text:p text:style-name="P15"><text:tab/><text:tab/></text:p>
      <text:p text:style-name="P15"><text:tab/><text:span text:style-name="T41">Actualizamos la zona horaria y la fecha mediante</text:span></text:p>
      <text:p text:style-name="P16">tzsetup</text:p>
      <text:p text:style-name="P11"/>
      <text:p text:style-name="P29"><text:tab/>Asignamos una clave al usuario root (passwd).<text:span text:style-name="T47"> <text:s/>Asimismo instalamos otros paquetes básicos <text:s/></text:span></text:p>
      <text:p text:style-name="P29"/>
      <text:p text:style-name="P30">pkg install -y nano xauth bash sudo mc</text:p>
      <text:h text:style-name="Heading_20_1" text:outline-level="1"><text:span text:style-name="T55">Instalación del agente</text:span> <text:span text:style-name="T44">zabbix</text:span></text:h>
      <text:p text:style-name="P13"/>
      <text:p text:style-name="P32"><text:tab/>Instalamos los paquetes corresponidnete al servidor y al frontend (aplicacion web).</text:p>
      <text:p text:style-name="P33">pkg install -y zabbix5-<text:span text:style-name="T55">agent</text:span></text:p>
      <text:p text:style-name="P18"/>
      <text:p text:style-name="P98"><text:span text:style-name="T30"><text:tab/>Copiamos el archivo de configuración de ejemplo como el archivo de configuración por defecto del </text:span><text:span text:style-name="T31">agente</text:span><text:span text:style-name="T30"> Zabbix</text:span></text:p>
      <text:p text:style-name="P34"/>
      <text:p text:style-name="P34"><text:tab/></text:p>
      <text:p text:style-name="P87">sudo cp /usr/local/etc/zabbix5/zabbix_agentd.conf{.sample,}</text:p>
      <text:p text:style-name="P34"/>
      <text:p text:style-name="P88"><text:tab/>Editamos el archivo con nano <text:span text:style-name="T56">usr/local/etc/zabbix5/zabbix_agentd.conf</text:span> <text:s/>y modificamos:</text:p>
      <text:p text:style-name="P86"/>
      <text:p text:style-name="P88"><text:tab/>Server &lt;ip del servidor zabbix&gt; o en nuestro caso</text:p>
      <text:p text:style-name="P88"><text:tab/>Server 10.1.1.7</text:p>
      <text:p text:style-name="P86"/>
      <text:p text:style-name="P88"><text:tab/>Habilitamos el servicio para que arranque al inicio</text:p>
      <text:p text:style-name="P89">sysrc zabbix_agentd_enable="yes"</text:p>
      <text:p text:style-name="P86"/>
      <text:p text:style-name="P90"><text:tab/>Lo iniciamos</text:p>
      <text:p text:style-name="P91">service zabbix_agentd start</text:p>
      <text:p text:style-name="P90"/>
      <text:p text:style-name="P90"><text:tab/>Si comprobamos con la orden service zabbix_agentd status que el servicio no se encuentra en ejecucion, verificamos <text:span text:style-name="T57">el contenido del archivo log</text:span></text:p>
      <text:p text:style-name="P91">cat /tmp/zabbix_agentd.log</text:p>
      <text:p text:style-name="P90"/>
      <text:p text:style-name="P99"><text:span text:style-name="T32"><text:tab/>Si el último error reportado es </text:span><text:span text:style-name="T40">cannot create locks: cannot create semaphore set: [78] Function not implemented</text:span><text:span text:style-name="T32">, se necesita </text:span><text:span text:style-name="T33">habilitar sysvipc en usr/local/etc/ezjail/zmtemp. <text:s/>Ubique la linea </text:span><text:span text:style-name="T8"><text:s/>export jail_</text:span><text:span text:style-name="T33">zmtest</text:span><text:span text:style-name="T8">_parameters=""</text:span><text:span text:style-name="T33"> y la modificamos a </text:span><text:span text:style-name="T8">export jail_</text:span><text:span text:style-name="T33">zmtest</text:span><text:span text:style-name="T8">_parameters="</text:span><text:span text:style-name="T17">allow.sysvipc=1</text:span><text:span text:style-name="T8">"</text:span><text:span text:style-name="T35"> y reiniciamos la jaula con ezjail-admin restart zmtest.</text:span></text:p>
      <text:p text:style-name="P92"/>
      <text:p text:style-name="P70"/>
      <text:h text:style-name="P63" text:outline-level="2"><text:soft-page-break/></text:h>
      <text:h text:style-name="P64" text:outline-level="2">Agregar host en zabbix-server</text:h>
      <text:p text:style-name="P93"/>
      <text:p text:style-name="P25"><text:tab/>Ingresamos en el navegador la dirección de la jaula y la respectiva ruta</text:p>
      <text:p text:style-name="P26">http://10.1.1.<text:span text:style-name="T54">7</text:span>/<text:span text:style-name="T54">index.php</text:span></text:p>
      <text:p text:style-name="P25"/>
      <text:p text:style-name="P97"><text:span text:style-name="T25"><text:tab/></text:span><text:span text:style-name="T36">Seleccionamos configuracion &gt;&gt; hosts &gt;&gt; create hosts</text:span></text:p>
      <text:p text:style-name="P97"><text:span text:style-name="T36"/></text:p>
      <text:p text:style-name="P27"/>
      <text:p text:style-name="P101"><text:span text:style-name="T3"><text:tab/></text:span></text:p>
      <text:h text:style-name="P65" text:outline-level="2"><text:span text:style-name="T3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8-16T16:23:52.750618814</meta:creation-date>
    <dc:date>2020-08-29T20:33:18.340603869</dc:date>
    <meta:editing-duration>P1DT9M</meta:editing-duration>
    <meta:editing-cycles>125</meta:editing-cycles>
    <meta:generator>LibreOffice/7.0.0.3$FreeBSD_X86_64 LibreOffice_project/00$Build-3</meta:generator>
    <meta:document-statistic meta:table-count="0" meta:image-count="0" meta:object-count="0" meta:page-count="3" meta:paragraph-count="55" meta:word-count="378" meta:character-count="2957" meta:non-whitespace-character-count="2568"/>
  </office:meta>
</office:document-meta>
</file>